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Luxi Sans1" svg:font-family="'Luxi Sans'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Utopia" svg:font-family="Utopia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</office:font-face-decls>
  <office:automatic-styles>
    <style:style style:name="P1" style:family="paragraph" style:parent-style-name="Standard">
      <style:text-properties style:font-name="Nimbus Mono L"/>
    </style:style>
    <style:style style:name="P2" style:family="paragraph" style:parent-style-name="Standard">
      <style:text-properties style:font-name="Nimbus Roman No9 L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Bitstream Charter"/>
    </style:style>
    <style:style style:name="T5" style:family="text">
      <style:text-properties style:font-name="Courier"/>
    </style:style>
    <style:style style:name="T6" style:family="text">
      <style:text-properties style:font-name="URW Gothic L"/>
    </style:style>
    <style:style style:name="T7" style:family="text">
      <style:text-properties style:font-name="Nimbus Sans L"/>
    </style:style>
    <style:style style:name="T8" style:family="text">
      <style:text-properties style:font-name="Bitstream Vera Serif"/>
    </style:style>
    <style:style style:name="T9" style:family="text">
      <style:text-properties style:font-name="Utopia"/>
    </style:style>
    <style:style style:name="T10" style:family="text">
      <style:text-properties style:font-name="Nimbus Mono 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 </text:span><text:span text:style-name="T2">small</text:span> <text:span text:style-name="T3">presentation</text:span> </text:p>
      <text:p text:style-name="Standard"/>
      <text:p text:style-name="Standard"><text:span text:style-name="T4">About</text:span> <text:span text:style-name="T5">the</text:span> <text:span text:style-name="T6">usage</text:span> <text:span text:style-name="T7">of</text:span> <text:span text:style-name="T8">different</text:span> <text:span text:style-name="T6">Fonts</text:span> <text:span text:style-name="T9">in</text:span> <text:span text:style-name="T10">PDF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ge TW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Nimbus Mono L" svg:font-family="'Nimbus Mono L'" style:font-family-generic="modern" style:font-pitch="fixed"/>
    <style:font-face style:name="Luxi Sans1" svg:font-family="'Luxi Sans'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Nimbus Roman No9 L" svg:font-family="'Nimbus Roman No9 L'" style:font-family-generic="roman" style:font-pitch="variable"/>
    <style:font-face style:name="Utopia" svg:font-family="Utopia" style:font-family-generic="roman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6-26T11:15:05</meta:creation-date>
    <dc:date>2008-06-26T11:18:15</dc:date>
    <dc:language>de-DE</dc:language>
    <meta:editing-cycles>2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" meta:word-count="13" meta:character-count="70"/>
  </office:meta>
</office:document-meta>
</file>